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officeooo:rsid="00668542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font-name="Arial2" fo:font-size="9pt" fo:language="es" fo:country="ES" fo:font-weight="bold" officeooo:rsid="00668542" style:font-name-asian="Arial2" style:font-size-asian="9pt" style:font-weight-asian="bold" style:font-name-complex="Arial2" style:text-scale="105%"/>
    </style:style>
    <style:style style:name="T14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5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9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0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1" style:family="text">
      <style:text-properties fo:color="#221e1f" loext:opacity="100%" fo:font-size="7pt" fo:language="es" fo:country="ES" style:font-size-asian="6.09999990463257pt" style:font-size-complex="7pt"/>
    </style:style>
    <style:style style:name="T3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3" style:family="text">
      <style:text-properties fo:font-size="7.5pt" fo:letter-spacing="-0.004cm" fo:font-style="italic" style:font-size-asian="7.5pt" style:font-style-asian="italic"/>
    </style:style>
    <style:style style:name="T34" style:family="text">
      <style:text-properties fo:font-size="7.5pt" fo:letter-spacing="-0.004cm" fo:font-style="italic" officeooo:rsid="004327e9" style:font-size-asian="7.5pt" style:font-style-asian="italic"/>
    </style:style>
    <style:style style:name="T35" style:family="text">
      <style:text-properties fo:font-size="7.5pt" fo:letter-spacing="-0.004cm" fo:font-style="italic" officeooo:rsid="004036b1" style:font-size-asian="7.5pt" style:font-style-asian="italic"/>
    </style:style>
    <style:style style:name="T36" style:family="text">
      <style:text-properties fo:font-size="7.5pt" fo:letter-spacing="-0.004cm" fo:font-style="italic" officeooo:rsid="001e4335" style:font-size-asian="7.5pt" style:font-style-asian="italic"/>
    </style:style>
    <style:style style:name="T37" style:family="text">
      <style:text-properties fo:font-size="7.5pt" fo:letter-spacing="-0.004cm" fo:font-style="italic" officeooo:rsid="00444da6" style:font-size-asian="7.5pt" style:font-style-asian="italic"/>
    </style:style>
    <style:style style:name="T38" style:family="text">
      <style:text-properties fo:font-size="7.5pt" fo:letter-spacing="-0.004cm" style:font-size-asian="7.5pt"/>
    </style:style>
    <style:style style:name="T39" style:family="text">
      <style:text-properties fo:font-size="7.5pt" style:font-size-asian="7.5pt"/>
    </style:style>
    <style:style style:name="T40" style:family="text">
      <style:text-properties fo:font-size="7.5pt" fo:font-style="normal" style:font-size-asian="7.5pt" style:font-style-asian="normal" style:font-style-complex="normal"/>
    </style:style>
    <style:style style:name="T41" style:family="text">
      <style:text-properties fo:font-size="7.5pt" fo:font-style="normal" officeooo:rsid="001c27d9" style:font-size-asian="7.5pt" style:font-style-asian="normal" style:font-style-complex="normal"/>
    </style:style>
    <style:style style:name="T42" style:family="text">
      <style:text-properties fo:font-size="7.5pt" fo:language="es" fo:country="ES" fo:font-style="normal" style:font-size-asian="7.5pt" style:font-style-asian="normal" style:font-style-complex="normal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5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6" style:family="text">
      <style:text-properties style:text-position="sub 58%" officeooo:rsid="001f40b3"/>
    </style:style>
    <style:style style:name="T47" style:family="text">
      <style:text-properties style:text-position="sub 58%" officeooo:rsid="002df1fe"/>
    </style:style>
    <style:style style:name="T48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9" style:family="text">
      <style:text-properties fo:font-size="6pt" style:font-size-asian="6pt"/>
    </style:style>
    <style:style style:name="T50" style:family="text">
      <style:text-properties fo:font-size="6pt" officeooo:rsid="00531b7f" style:font-size-asian="6pt"/>
    </style:style>
    <style:style style:name="T51" style:family="text">
      <style:text-properties fo:font-size="6pt" fo:letter-spacing="-0.012cm" style:font-size-asian="6pt"/>
    </style:style>
    <style:style style:name="T52" style:family="text">
      <style:text-properties fo:font-size="6pt" fo:letter-spacing="-0.007cm" fo:font-style="italic" style:font-size-asian="6pt" style:font-style-asian="italic"/>
    </style:style>
    <style:style style:name="T53" style:family="text">
      <style:text-properties fo:font-size="6pt" fo:letter-spacing="-0.009cm" style:font-size-asian="6pt"/>
    </style:style>
    <style:style style:name="T54" style:family="text">
      <style:text-properties fo:font-size="6pt" fo:letter-spacing="-0.009cm" fo:font-style="italic" style:font-size-asian="6pt" style:font-style-asian="italic"/>
    </style:style>
    <style:style style:name="T55" style:family="text">
      <style:text-properties fo:font-size="6pt" fo:font-style="italic" style:font-size-asian="6pt" style:font-style-asian="italic"/>
    </style:style>
    <style:style style:name="T56" style:family="text">
      <style:text-properties fo:font-size="6pt" fo:font-style="italic" officeooo:rsid="005ceb29" style:font-size-asian="6pt" style:font-style-asian="italic"/>
    </style:style>
    <style:style style:name="T57" style:family="text">
      <style:text-properties fo:font-size="6pt" fo:letter-spacing="-0.004cm" fo:font-style="italic" style:font-size-asian="6pt" style:font-style-asian="italic"/>
    </style:style>
    <style:style style:name="T58" style:family="text">
      <style:text-properties fo:font-size="6pt" fo:letter-spacing="-0.004cm" fo:font-style="italic" officeooo:rsid="005ceb29" style:font-size-asian="6pt" style:font-style-asian="italic"/>
    </style:style>
    <style:style style:name="T59" style:family="text">
      <style:text-properties fo:letter-spacing="0.055cm"/>
    </style:style>
    <style:style style:name="T60" style:family="text">
      <style:text-properties officeooo:rsid="002df1fe"/>
    </style:style>
    <style:style style:name="T61" style:family="text">
      <style:text-properties officeooo:rsid="002fb10f" style:font-name-asian="Arial2" style:font-name-complex="Arial2"/>
    </style:style>
    <style:style style:name="T62" style:family="text">
      <style:text-properties officeooo:rsid="005b1ee0" style:font-name-asian="Arial2" style:font-name-complex="Arial2"/>
    </style:style>
    <style:style style:name="T63" style:family="text">
      <style:text-properties officeooo:rsid="004c4f2e"/>
    </style:style>
    <style:style style:name="T64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5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6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3 - Gestió Econòmica i Financera de l'Empresa "/>
            <form:item form:label="0930 - Polítiques de Màrqueting"/>
            <form:item form:label="0931 - Màrqueting Digital "/>
            <form:item form:label="1010 - Investigació Comercial"/>
            <form:item form:label="0179 - Anglés professional GS"/>
            <form:item form:label="1709 - Itinerari Personal per a l'Ocupabilitat I"/>
            <form:item form:label="0625 - Logística d'Emmagatzematge"/>
            <form:item form:label="0626 - Logística d'Aprovisionament"/>
            <form:item form:label="0926 - Aparadorisme i Disseny d'Espais Comercials."/>
            <form:item form:label="0927 - Gestió de Productes i Promocions en el Punt de Venda"/>
            <form:item form:label="0928 - Organització d'Equips de Vendes"/>
            <form:item form:label="0929 - Tècniques de Venda i Negociació"/>
            <form:item form:label="CV0004 - Anglés Tècnic II "/>
            <form:item form:label="CV0003 - Anglés Tècnic I (a extingir)"/>
            <form:item form:label="0933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3">F</text:span>ormació <text:span text:style-name="T63">P</text:span>rofessional</text:p>
      <text:p text:style-name="P3"><text:span text:style-name="Fuente_20_de_20_párrafo_20_predeter."><text:span text:style-name="T32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5">(1)</text:span></text:span><text:span text:style-name="Fuente_20_de_20_párrafo_20_predeter."><text:span text:style-name="T28">:</text:span></text:span><text:span text:style-name="Fuente_20_de_20_párrafo_20_predeter."><text:span text:style-name="T14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4">(2)</text:span></text:span><text:span text:style-name="Fuente_20_de_20_párrafo_20_predeter."><text:span text:style-name="T28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GESTIÓ DE VENDES I ESPAIS COMERCIALS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9"><draw:control text:anchor-type="as-char" draw:z-index="9" draw:name="Control 39" draw:style-name="gr3" draw:text-style-name="P51" svg:width="0.249cm" svg:height="0.251cm" draw:control="control8"/></text:span><text:span text:style-name="T39"><text:s text:c="3"/></text:span><text:span text:style-name="T41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40">.</text:span></text:p>
      <text:p text:style-name="P28"><text:span text:style-name="T39"><draw:control text:anchor-type="as-char" draw:z-index="10" draw:name="Control 41" draw:style-name="gr3" draw:text-style-name="P51" svg:width="0.249cm" svg:height="0.251cm" draw:control="control9"/></text:span><text:span text:style-name="T39"><text:s text:c="3"/></text:span><text:span text:style-name="T38">Tindre superats mòduls professionals de diversos títols Formació Professional Bàsica.</text:span></text:p>
      <text:p text:style-name="P29"><text:span text:style-name="T38"><draw:control text:anchor-type="as-char" draw:z-index="51" draw:name="Control 37" draw:style-name="gr3" draw:text-style-name="P51" svg:width="0.249cm" svg:height="0.251cm" draw:control="control52"/></text:span><text:span text:style-name="T38"><text:s text:c="3"/>Tindre superats estudis que acrediten competències professionals.</text:span></text:p>
      <text:p text:style-name="P48"><text:span text:style-name="T42"><draw:control text:anchor-type="as-char" draw:z-index="11" draw:name="Control 43" draw:style-name="gr3" draw:text-style-name="P51" svg:width="0.249cm" svg:height="0.251cm" draw:control="control10"/></text:span><text:span text:style-name="T42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3"><text:s text:c="15"/></text:span><text:span text:style-name="T35">M</text:span><text:span text:style-name="T64">ò</text:span><text:span text:style-name="T35">dul</text:span><text:span text:style-name="T33"> <text:s text:c="26"/></text:span><text:span text:style-name="T36">AA </text:span><text:span text:style-name="T37">o</text:span><text:span text:style-name="T35"> </text:span><text:span text:style-name="T36">CO</text:span><text:span text:style-name="T44">(</text:span><text:span text:style-name="T45">3</text:span><text:span text:style-name="T44">)</text:span><text:span text:style-name="T36"> <text:s text:c="11"/></text:span><text:span text:style-name="T34"><text:s text:c="9"/></text:span><text:span text:style-name="T35">M</text:span><text:span text:style-name="T64">ò</text:span><text:span text:style-name="T35">dul</text:span><text:span text:style-name="T36"> <text:s text:c="19"/>AA </text:span><text:span text:style-name="T37">o</text:span><text:span text:style-name="T36"> CO</text:span><text:span text:style-name="T44">(</text:span><text:span text:style-name="T45">3</text:span><text:span text:style-name="T44">)</text:span><text:span text:style-name="T36"> <text:s text:c="18"/></text:span><text:span text:style-name="T35">M</text:span><text:span text:style-name="T64">ò</text:span><text:span text:style-name="T35">dul</text:span><text:span text:style-name="T36"> <text:s text:c="20"/>AA </text:span><text:span text:style-name="T37">o</text:span><text:span text:style-name="T36"> CO</text:span><text:span text:style-name="T44">(</text:span><text:span text:style-name="T45">3</text:span><text:span text:style-name="T44">)</text:span><text:span text:style-name="T36"> <text:s text:c="13"/></text:span><text:span text:style-name="T34"><text:s text:c="4"/></text:span><text:span text:style-name="T35">M</text:span><text:span text:style-name="T64">ò</text:span><text:span text:style-name="T35">dul <text:s text:c="16"/></text:span><text:span text:style-name="T36"><text:s text:c="6"/>AA </text:span><text:span text:style-name="T37">o </text:span><text:span text:style-name="T36">CO</text:span><text:span text:style-name="T44">(</text:span><text:span text:style-name="T45">3</text:span><text:span text:style-name="T44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1"/></text:span></text:p>
      <text:p text:style-name="P37">A este efecte presenta la següent documentació:</text:p>
      <text:p text:style-name="P32"><text:span text:style-name="T59"><draw:control text:anchor-type="as-char" draw:z-index="31" draw:name="Control 35" draw:style-name="gr3" draw:text-style-name="P51" svg:width="0.249cm" svg:height="0.251cm" draw:control="control30"/></text:span><text:span text:style-name="T59"><text:s/></text:span>F<text:span text:style-name="T62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1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3">(</text:span><text:span text:style-name="T46">4</text:span><text:span text:style-name="T43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6">Altres</text:span><text:span text:style-name="T47">(5)</text:span><text:span text:style-name="T60">: </text:span><text:span text:style-name="T60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9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9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30">.</text:span></text:span><text:span text:style-name="Fuente_20_de_20_párrafo_20_predeter."><text:span text:style-name="T16">(</text:span></text:span><text:span text:style-name="Fuente_20_de_20_párrafo_20_predeter."><text:span text:style-name="T17">6</text:span></text:span><text:span text:style-name="Fuente_20_de_20_párrafo_20_predeter."><text:span text:style-name="T16">):</text:span></text:span></text:p>
      <text:p text:style-name="P20"><text:span text:style-name="Fuente_20_de_20_párrafo_20_predeter."><text:span text:style-name="T18"/></text:span></text:p>
      <text:p text:style-name="P20"><text:span text:style-name="Fuente_20_de_20_párrafo_20_predeter."><text:span text:style-name="T16"><text:s/></text:span></text:span><text:span text:style-name="Fuente_20_de_20_párrafo_20_predeter."><text:span text:style-name="T30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50">(1) </text:span><text:span text:style-name="T49">NIA:</text:span><text:span text:style-name="T51"> </text:span><text:span text:style-name="T56">N</text:span><text:span text:style-name="T65">ú</text:span><text:span text:style-name="T55">mero</text:span><text:span text:style-name="T52"> </text:span><text:span text:style-name="T55">d’identificación</text:span><text:span text:style-name="T54"> </text:span><text:span text:style-name="T55">del</text:span><text:span text:style-name="T54"> </text:span><text:span text:style-name="T57">alumn</text:span><text:span text:style-name="T58">e</text:span><text:span text:style-name="T57">/a</text:span></text:p>
      <text:p text:style-name="P38"><text:span text:style-name="T50">(2) </text:span><text:span text:style-name="T49">DNI</text:span><text:span text:style-name="T53"> </text:span><text:span text:style-name="T49">/ NIE:</text:span><text:span text:style-name="T53"> </text:span><text:span text:style-name="T55">Document</text:span><text:span text:style-name="T52"> </text:span><text:span text:style-name="T55">nacional</text:span><text:span text:style-name="T54"> </text:span><text:span text:style-name="T55">de</text:span><text:span text:style-name="T54"> </text:span><text:span text:style-name="T55">identi</text:span><text:span text:style-name="T56">tat </text:span><text:span text:style-name="T55">–</text:span><text:span text:style-name="T52"> </text:span><text:span text:style-name="T57">Número d'identificació d'estrangers o document legalment establit.</text:span></text:p>
      <text:p text:style-name="P39"><text:span text:style-name="T48">(3) </text:span><text:span text:style-name="Fuente_20_de_20_párrafo_20_predeter."><text:span text:style-name="T21">CO:</text:span></text:span><text:span text:style-name="Fuente_20_de_20_párrafo_20_predeter."><text:span text:style-name="T19"> Convalidació / </text:span></text:span><text:span text:style-name="Fuente_20_de_20_párrafo_20_predeter."><text:span text:style-name="T21">AA:</text:span></text:span><text:span text:style-name="Fuente_20_de_20_párrafo_20_predeter."><text:span text:style-name="T19"> Aprovat amb anterioritat</text:span></text:span><text:span text:style-name="Fuente_20_de_20_párrafo_20_predeter."><text:span text:style-name="T23">.</text:span></text:span></text:p>
      <text:p text:style-name="P40"><text:span text:style-name="Fuente_20_de_20_párrafo_20_predeter."><text:span text:style-name="T24">(</text:span></text:span><text:span text:style-name="Fuente_20_de_20_párrafo_20_predeter."><text:span text:style-name="T21">4) O fotocòpia de l'antic </text:span></text:span><text:span text:style-name="Fuente_20_de_20_párrafo_20_predeter."><text:span text:style-name="T20">Llibre de Qualificacions de Formació Professional</text:span></text:span><text:span text:style-name="Fuente_20_de_20_párrafo_20_predeter."><text:span text:style-name="T21">.</text:span></text:span></text:p>
      <text:p text:style-name="P41"><text:span text:style-name="Fuente_20_de_20_párrafo_20_predeter."><text:span text:style-name="T24">(</text:span></text:span><text:span text:style-name="Fuente_20_de_20_párrafo_20_predeter."><text:span text:style-name="T25">5</text:span></text:span><text:span text:style-name="Fuente_20_de_20_párrafo_20_predeter."><text:span text:style-name="T21">) Indique qualsevol altra documentació aportada.</text:span></text:span></text:p>
      <text:p text:style-name="P22"><text:span text:style-name="Fuente_20_de_20_párrafo_20_predeter."><text:span text:style-name="T22">(</text:span></text:span><text:span text:style-name="Fuente_20_de_20_párrafo_20_predeter."><text:span text:style-name="T25">6</text:span></text:span><text:span text:style-name="Fuente_20_de_20_párrafo_20_predeter."><text:span text:style-name="T22">) Només estudis realitzats </text:span></text:span><text:span text:style-name="Fuente_20_de_20_párrafo_20_predeter."><text:span text:style-name="T27">a</text:span></text:span><text:span text:style-name="Fuente_20_de_20_párrafo_20_predeter."><text:span text:style-name="T22">l CEEDCV. Indicar cicle i any de finalització del mateix separats per barra. Si hi ha diversos sep</text:span></text:span><text:span text:style-name="Fuente_20_de_20_párrafo_20_predeter."><text:span text:style-name="T27">a</text:span></text:span><text:span text:style-name="Fuente_20_de_20_párrafo_20_predeter."><text:span text:style-name="T22">rar-los amb coma (per exemple: DAW/22, GIAT/24).</text:span></text:span></text:p>
      <text:p text:style-name="P23"><text:span text:style-name="Fuente_20_de_20_párrafo_20_predeter."><text:span text:style-name="T22"/></text:span></text:p>
      <text:p text:style-name="P23"><text:span text:style-name="Fuente_20_de_20_párrafo_20_predeter."><text:span text:style-name="T22"/></text:span></text:p>
      <text:p text:style-name="P24"><text:span text:style-name="Fuente_20_de_20_párrafo_20_predeter."><text:span text:style-name="T22"><text:tab/></text:span></text:span><text:span text:style-name="Fuente_20_de_20_párrafo_20_predeter."><text:span text:style-name="T22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2">, </text:span></text:span><text:span text:style-name="Fuente_20_de_20_párrafo_20_predeter."><text:span text:style-name="T22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2"><text:s/></text:span></text:span><text:span text:style-name="Fuente_20_de_20_párrafo_20_predeter."><text:span text:style-name="T26">de </text:span></text:span><text:span text:style-name="Fuente_20_de_20_párrafo_20_predeter."><text:span text:style-name="T26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6"><text:s/>de </text:span></text:span><text:span text:style-name="Fuente_20_de_20_párrafo_20_predeter."><text:span text:style-name="T26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5"><text:span text:style-name="Fuente_20_de_20_párrafo_20_predeter."><text:span text:style-name="T26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61</meta:editing-cycles>
    <meta:editing-duration>P5DT2H46M50S</meta:editing-duration>
    <dc:date>2024-07-25T13:24:38.873818010</dc:date>
    <meta:document-statistic meta:table-count="0" meta:image-count="0" meta:object-count="0" meta:page-count="1" meta:paragraph-count="45" meta:word-count="330" meta:character-count="2721" meta:non-whitespace-character-count="207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